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style>
    <style:style style:name="gr2" style:family="graphic" style:parent-style-name="standard">
      <style:graphic-properties svg:stroke-color="#000000" draw:fill-color="#cc9900" draw:textarea-horizontal-align="justify" draw:textarea-vertical-align="middle" draw:auto-grow-height="false" fo:min-height="1.334cm" fo:min-width="2.501cm"/>
    </style:style>
    <style:style style:name="gr3" style:family="graphic" style:parent-style-name="standard">
      <style:graphic-properties svg:stroke-color="#cc9900" draw:fill-color="#cc9900" draw:textarea-horizontal-align="justify" draw:textarea-vertical-align="middle" draw:auto-grow-height="false" fo:min-height="1.251cm" fo:min-width="2cm"/>
    </style:style>
    <style:style style:name="gr4" style:family="graphic" style:parent-style-name="standard">
      <style:graphic-properties svg:stroke-color="#000000" draw:fill-color="#cfe7f5" draw:textarea-horizontal-align="justify" draw:textarea-vertical-align="middle" draw:auto-grow-height="false" fo:min-height="0.267cm" fo:min-width="3.944cm"/>
    </style:style>
    <style:style style:name="gr5" style:family="graphic" style:parent-style-name="standard">
      <style:graphic-properties draw:stroke="none" svg:stroke-color="#000000" draw:fill="none" draw:fill-color="#ffffff" draw:textarea-horizontal-align="left" draw:auto-grow-height="true" draw:auto-grow-width="true" fo:min-height="0.475cm" fo:min-width="3.495cm"/>
    </style:style>
    <style:style style:name="gr6" style:family="graphic" style:parent-style-name="standard">
      <style:graphic-properties svg:stroke-color="#000000" draw:fill-color="#cfe7f5" draw:textarea-horizontal-align="justify" draw:textarea-vertical-align="middle" draw:auto-grow-height="false" fo:min-height="0.267cm" fo:min-width="3.898cm"/>
    </style:style>
    <style:style style:name="gr7" style:family="graphic" style:parent-style-name="standard">
      <style:graphic-properties svg:stroke-color="#000000" draw:fill-color="#729fcf" draw:textarea-horizontal-align="justify" draw:textarea-vertical-align="middle" draw:auto-grow-height="false" fo:min-height="0.267cm" fo:min-width="3.944cm"/>
    </style:style>
    <style:style style:name="gr8" style:family="graphic" style:parent-style-name="standard">
      <style:graphic-properties svg:stroke-color="#000000" draw:fill-color="#729fcf" draw:textarea-horizontal-align="justify" draw:textarea-vertical-align="middle" draw:auto-grow-height="false" fo:min-height="0.267cm" fo:min-width="3.898cm"/>
    </style:style>
    <style:style style:name="gr9" style:family="graphic" style:parent-style-name="objectwithoutfill">
      <style:graphic-properties svg:stroke-color="#000000" draw:marker-end="Arrow" draw:marker-end-width="0.3cm" draw:fill="none" draw:fill-color="#cc990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false" fo:min-height="0.475cm" fo:min-width="0cm"/>
    </style:style>
    <style:style style:name="gr11" style:family="graphic" style:parent-style-name="standard" style:list-style-name="L2">
      <style:graphic-properties svg:stroke-color="#000000" draw:fill-color="#ffffff" draw:textarea-horizontal-align="justify" draw:textarea-vertical-align="top" draw:auto-grow-height="false" fo:min-height="2.251cm" fo:min-width="6.501cm" fo:wrap-option="wrap" draw:shadow-offset-x="0cm" draw:shadow-offset-y="0cm"/>
    </style:style>
    <style:style style:name="gr12" style:family="graphic" style:parent-style-name="standard">
      <style:graphic-properties svg:stroke-color="#000000" draw:fill-color="#ffffff" draw:textarea-horizontal-align="justify" draw:textarea-vertical-align="top" draw:auto-grow-height="false" fo:min-height="4.251cm" fo:min-width="6.501cm" fo:wrap-option="wrap" draw:shadow-offset-x="0cm" draw:shadow-offset-y="0cm"/>
    </style:style>
    <style:style style:name="gr13" style:family="graphic" style:parent-style-name="standard">
      <style:graphic-properties svg:stroke-color="#000000" draw:fill-color="#ffffff" draw:textarea-horizontal-align="justify" draw:textarea-vertical-align="top" draw:auto-grow-height="false" fo:min-height="3.75cm" fo:min-width="6.501cm" fo:wrap-option="wrap" draw:shadow-offset-x="0cm" draw:shadow-offset-y="0cm"/>
    </style:style>
    <style:style style:name="gr14" style:family="graphic" style:parent-style-name="standard">
      <style:graphic-properties svg:stroke-color="#000000" draw:fill-color="#ffffff" draw:textarea-horizontal-align="justify" draw:textarea-vertical-align="top" draw:auto-grow-height="false" fo:min-height="2.251cm" fo:min-width="6.501cm" fo:wrap-option="wrap" draw:shadow-offset-x="0cm" draw:shadow-offset-y="0cm"/>
    </style:style>
    <style:style style:name="gr15" style:family="graphic" style:parent-style-name="standard">
      <style:graphic-properties svg:stroke-color="#000000" draw:fill-color="#ffffff" draw:textarea-horizontal-align="justify" draw:textarea-vertical-align="top" draw:auto-grow-height="false" fo:min-height="0.75cm" fo:min-width="6.501cm" fo:wrap-option="no-wrap" draw:shadow-offset-x="0cm" draw:shadow-offset-y="0cm"/>
    </style:style>
    <style:style style:name="gr16" style:family="graphic" style:parent-style-name="standard">
      <style:graphic-properties svg:stroke-color="#000000" draw:fill-color="#ffffff" draw:textarea-horizontal-align="justify" draw:textarea-vertical-align="top" draw:auto-grow-height="false" fo:min-height="1.75cm" fo:min-width="6.501cm" fo:wrap-option="wrap" draw:shadow-offset-x="0cm" draw:shadow-offset-y="0cm"/>
    </style:style>
    <style:style style:name="gr17" style:family="graphic" style:parent-style-name="standard">
      <style:graphic-properties svg:stroke-color="#000000" draw:fill="none" draw:textarea-vertical-align="middle" draw:auto-grow-height="false" fo:min-height="15.864cm" fo:min-width="0cm"/>
    </style:style>
    <style:style style:name="gr18" style:family="graphic" style:parent-style-name="standard">
      <style:graphic-properties svg:stroke-color="#000000" draw:fill-color="#ffffff" draw:textarea-horizontal-align="justify" draw:textarea-vertical-align="top" draw:auto-grow-height="false" fo:min-height="1.75cm" fo:min-width="3.5cm" fo:wrap-option="wrap" draw:shadow-offset-x="0cm" draw:shadow-offset-y="0cm"/>
    </style:style>
    <style:style style:name="gr19" style:family="graphic" style:parent-style-name="objectwithoutfill">
      <style:graphic-properties draw:stroke="dash" draw:stroke-dash="Fine_20_Dashed" draw:marker-end="Arrow" draw:marker-end-width="0.3cm" draw:fill="none" draw:textarea-vertical-align="middle"/>
    </style:style>
    <style:style style:name="gr20" style:family="graphic" style:parent-style-name="standard">
      <style:graphic-properties svg:stroke-color="#000000" draw:fill-color="#ffffff" draw:textarea-horizontal-align="justify" draw:textarea-vertical-align="top" draw:auto-grow-height="false" fo:min-height="1.251cm" fo:min-width="3.5cm" fo:wrap-option="no-wrap" draw:shadow-offset-x="0cm" draw:shadow-offset-y="0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svg:stroke-color="#000000" draw:fill-color="#ffffff" draw:textarea-horizontal-align="justify" draw:textarea-vertical-align="top" draw:auto-grow-height="false" fo:min-height="1.451cm" fo:min-width="6.501cm" fo:wrap-option="wrap" draw:shadow-offset-x="0cm" draw:shadow-offset-y="0cm"/>
    </style:style>
    <style:style style:name="gr23" style:family="graphic" style:parent-style-name="standard">
      <style:graphic-properties svg:stroke-color="#000000" draw:fill-color="#ffffff" draw:textarea-horizontal-align="justify" draw:textarea-vertical-align="top" draw:auto-grow-height="false" fo:min-height="1.15cm" fo:min-width="6.501cm" fo:wrap-option="no-wrap" draw:shadow-offset-x="0cm" draw:shadow-offset-y="0cm"/>
    </style:style>
    <style:style style:name="gr24" style:family="graphic" style:parent-style-name="standard">
      <style:graphic-properties svg:stroke-color="#000000" draw:fill-color="#ffffff" draw:textarea-horizontal-align="justify" draw:textarea-vertical-align="top" draw:auto-grow-height="false" fo:min-height="6.25cm" fo:min-width="6.501cm" fo:wrap-option="wrap" draw:shadow-offset-x="0cm" draw:shadow-offset-y="0cm"/>
    </style:style>
    <style:style style:name="gr25" style:family="graphic" style:parent-style-name="standard">
      <style:graphic-properties draw:stroke="none" svg:stroke-color="#000000" draw:fill="none" draw:fill-color="#ffffff" draw:textarea-horizontal-align="left" draw:auto-grow-height="true" draw:auto-grow-width="false" fo:min-height="11.767cm" fo:min-width="0cm"/>
    </style:style>
    <style:style style:name="gr26" style:family="graphic" style:parent-style-name="standard">
      <style:graphic-properties svg:stroke-color="#000000" draw:fill="none" draw:textarea-vertical-align="middle" draw:auto-grow-height="false" fo:min-height="12.546cm" fo:min-width="0cm"/>
    </style:style>
    <style:style style:name="gr27" style:family="graphic" style:parent-style-name="standard">
      <style:graphic-properties svg:stroke-color="#000000" draw:fill-color="#ffffff" draw:textarea-horizontal-align="justify" draw:textarea-vertical-align="top" draw:auto-grow-height="false" fo:min-height="6.751cm" fo:min-width="3.5cm" fo:wrap-option="wrap" draw:shadow-offset-x="0cm" draw:shadow-offset-y="0cm"/>
    </style:style>
    <style:style style:name="P1" style:family="paragraph">
      <style:text-properties fo:language="en" fo:country="US"/>
    </style:style>
    <style:style style:name="P2" style:family="paragraph">
      <loext:graphic-properties draw:fill="none" draw:fill-color="#ffffff"/>
      <style:text-properties fo:language="en" fo:country="US"/>
    </style:style>
    <style:style style:name="P3" style:family="paragraph">
      <style:paragraph-properties fo:text-align="center"/>
      <style:text-properties fo:language="en" fo:country="US"/>
    </style:style>
    <style:style style:name="P4" style:family="paragraph">
      <loext:graphic-properties draw:fill-color="#cc9900"/>
      <style:paragraph-properties fo:text-align="center"/>
      <style:text-properties fo:language="en" fo:country="US"/>
    </style:style>
    <style:style style:name="P5" style:family="paragraph">
      <loext:graphic-properties draw:fill-color="#cfe7f5"/>
      <style:paragraph-properties fo:text-align="center"/>
      <style:text-properties fo:font-size="12pt" fo:language="en" fo:country="US" style:font-size-asian="12pt" style:font-size-complex="12pt"/>
    </style:style>
    <style:style style:name="P6" style:family="paragraph">
      <loext:graphic-properties draw:fill="none" draw:fill-color="#ffffff"/>
      <style:text-properties fo:font-size="12pt" fo:language="en" fo:country="US" style:text-underline-style="solid" style:text-underline-width="auto" style:text-underline-color="font-color" style:font-size-asian="12pt" style:font-size-complex="12pt"/>
    </style:style>
    <style:style style:name="P7" style:family="paragraph">
      <loext:graphic-properties draw:fill-color="#729fcf"/>
      <style:paragraph-properties fo:text-align="center"/>
      <style:text-properties fo:font-size="12pt" fo:language="en" fo:country="US" style:font-size-asian="12pt" style:font-size-complex="12pt"/>
    </style:style>
    <style:style style:name="P8" style:family="paragraph">
      <loext:graphic-properties draw:fill="none" draw:fill-color="#cc9900"/>
      <style:paragraph-properties fo:text-align="center"/>
      <style:text-properties fo:language="en" fo:country="US"/>
    </style:style>
    <style:style style:name="P9" style:family="paragraph">
      <style:paragraph-properties fo:text-align="start"/>
      <style:text-properties fo:language="en" fo:country="US"/>
    </style:style>
    <style:style style:name="P10" style:family="paragraph">
      <loext:graphic-properties draw:fill-color="#ffffff"/>
      <style:paragraph-properties fo:text-align="start"/>
      <style:text-properties fo:font-size="8pt" fo:language="en" fo:country="US" style:font-size-asian="8pt" style:font-size-complex="8pt"/>
    </style:style>
    <style:style style:name="P11" style:family="paragraph">
      <loext:graphic-properties draw:fill="none"/>
      <style:paragraph-properties fo:text-align="center"/>
      <style:text-properties fo:language="en" fo:country="US"/>
    </style:style>
    <style:style style:name="P12" style:family="paragraph">
      <loext:graphic-properties draw:fill="none" draw:fill-color="#ffffff"/>
      <style:text-properties fo:font-size="8pt" fo:language="en" fo:country="US" style:font-size-asian="8pt" style:font-size-complex="8pt"/>
    </style:style>
    <style:style style:name="P13"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ize="12pt" style:font-size-asian="12pt" style:font-size-complex="12pt"/>
    </style:style>
    <style:style style:name="T3" style:family="text">
      <style:text-properties fo:font-size="12pt" style:text-underline-style="solid" style:text-underline-width="auto" style:text-underline-color="font-color" style:font-size-asian="12pt" style:font-size-complex="12pt"/>
    </style:style>
    <style:style style:name="T4" style:family="text">
      <style:text-properties fo:font-size="8pt" fo:language="en" fo:country="US" style:font-size-asian="8pt" style:font-size-complex="8pt"/>
    </style:style>
    <style:style style:name="T5" style:family="text">
      <style:text-properties style:font-name="Courier New" fo:font-size="8pt" style:font-size-asian="8pt" style:font-size-complex="8pt"/>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8" style:family="text">
      <style:text-properties fo:font-size="12pt" fo:language="en" fo:country="US" style:text-underline-style="solid" style:text-underline-width="auto" style:text-underline-color="font-color" fo:font-weight="bold" style:font-size-asian="12pt" style:font-weight-asian="bold" style:font-size-complex="12pt" style:font-weight-complex="bold"/>
    </style:style>
    <style:style style:name="T9" style:family="text">
      <style:text-properties fo:font-size="8pt" fo:language="en" fo:country="US" fo:font-weight="bold" style:font-size-asian="8pt" style:font-weight-asian="bold" style:font-size-complex="8pt" style:font-weight-complex="bold"/>
    </style:style>
    <style:style style:name="T10" style:family="text">
      <style:text-properties fo:font-size="8pt" fo:font-weight="bold" style:font-size-asian="8pt" style:font-weight-asian="bold" style:font-size-complex="8pt" style:font-weight-complex="bold"/>
    </style:style>
    <style:style style:name="T11" style:family="text">
      <style:text-properties fo:font-size="8pt" fo:language="en" fo:country="US" fo:font-style="italic" style:font-size-asian="8pt" style:font-style-asian="italic" style:font-size-complex="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drawing>
      <draw:page draw:name="page1" draw:style-name="dp1" draw:master-page-name="Default">
        <draw:frame draw:style-name="gr1" draw:text-style-name="P2" draw:layer="layout" svg:width="18cm" svg:height="2cm" svg:x="1cm" svg:y="1cm">
          <draw:text-box>
            <text:p text:style-name="P1">Cura Settings Data Model</text:p>
            <text:p text:style-name="P1"><text:span text:style-name="T1">1 November 2016</text:span></text:p>
            <text:p text:style-name="P1"><text:span text:style-name="T1">Description of how the different groups of settings relate.</text:span></text:p>
          </draw:text-box>
        </draw:frame>
        <draw:custom-shape draw:style-name="gr2" draw:text-style-name="P4" draw:layer="layout" svg:width="3cm" svg:height="3cm" svg:x="1cm" svg:y="3.1cm">
          <text:p text:style-name="P3">mesh</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4" draw:layer="layout" svg:width="3cm" svg:height="2cm" svg:x="11cm" svg:y="3cm">
          <text:p text:style-name="P3">mesh</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5" xml:id="id1" draw:id="id1" draw:layer="layout" svg:width="4.5cm" svg:height="0.573cm" svg:x="4.5cm" svg:y="4cm">
          <text:p text:style-name="P3"><text:span text:style-name="T2">User chan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6" draw:layer="layout" svg:width="3.995cm" svg:height="0.725cm" svg:x="4.405cm" svg:y="3.3cm">
          <draw:text-box>
            <text:p text:style-name="P1"><text:span text:style-name="T3">Per object settings</text:span></text:p>
          </draw:text-box>
        </draw:frame>
        <draw:frame draw:style-name="gr5" draw:text-style-name="P6" draw:layer="layout" svg:width="3.995cm" svg:height="0.725cm" svg:x="14.4cm" svg:y="3.3cm">
          <draw:text-box>
            <text:p text:style-name="P1"><text:span text:style-name="T3">Per object settings</text:span></text:p>
          </draw:text-box>
        </draw:frame>
        <draw:custom-shape draw:style-name="gr6" draw:text-style-name="P5" xml:id="id3" draw:id="id3" draw:layer="layout" svg:width="4.454cm" svg:height="0.573cm" svg:x="14.546cm" svg:y="4cm">
          <text:p text:style-name="P3"><text:span text:style-name="T2">User chan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4" draw:id="id4" draw:layer="layout" svg:width="4.5cm" svg:height="0.573cm" svg:x="2.5cm" svg:y="9.427cm">
          <text:p text:style-name="P3"><text:span text:style-name="T2">User chan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5" draw:id="id5" draw:layer="layout" svg:width="4.5cm" svg:height="0.573cm" svg:x="2.5cm" svg:y="12.808cm">
          <text:p text:style-name="P3"><text:span text:style-name="T2">Quality chan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6" draw:id="id6" draw:layer="layout" svg:width="4.5cm" svg:height="0.573cm" svg:x="2.5cm" svg:y="17.488cm">
          <text:p text:style-name="P3"><text:span text:style-name="T2">Qua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7" draw:id="id7" draw:layer="layout" svg:width="4.5cm" svg:height="0.573cm" svg:x="2.5cm" svg:y="21.869cm">
          <text:p text:style-name="P3"><text:span text:style-name="T2">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8" draw:id="id8" draw:layer="layout" svg:width="4.5cm" svg:height="0.573cm" svg:x="2.5cm" svg:y="24.849cm">
          <text:p text:style-name="P3"><text:span text:style-name="T2">Extruder vari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5cm" svg:height="0.573cm" svg:x="15cm" svg:y="9.427cm">
          <text:p text:style-name="P3"><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9" draw:id="id9" draw:layer="layout" svg:width="4.5cm" svg:height="0.573cm" svg:x="2.5cm" svg:y="26.727cm">
          <text:p text:style-name="P3"><text:span text:style-name="T2">Extruder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3" draw:id="id13" draw:layer="layout" svg:width="4.5cm" svg:height="0.573cm" svg:x="7.5cm" svg:y="33.8cm">
          <text:p text:style-name="P3"><text:span text:style-name="T2">Qua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4" draw:id="id14" draw:layer="layout" svg:width="4.5cm" svg:height="0.573cm" svg:x="7.5cm" svg:y="35.427cm">
          <text:p text:style-name="P3"><text:span text:style-name="T2">Materi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5" draw:id="id15" draw:layer="layout" svg:width="4.5cm" svg:height="0.573cm" svg:x="7.5cm" svg:y="38cm">
          <text:p text:style-name="P3"><text:span text:style-name="T2">Machine varia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2" draw:id="id12" draw:layer="layout" svg:width="4.5cm" svg:height="0.573cm" svg:x="7.5cm" svg:y="31.8cm">
          <text:p text:style-name="P3"><text:span text:style-name="T2">Quality chan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xml:id="id16" draw:id="id16" draw:layer="layout" svg:width="4.454cm" svg:height="0.573cm" svg:x="7.546cm" svg:y="44.4cm">
          <text:p text:style-name="P3"><text:span text:style-name="T2">Machine defi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8" draw:layer="layout" draw:type="line" svg:x1="6.75cm" svg:y1="4.573cm" svg:x2="5cm" svg:y2="8.4cm" draw:start-shape="id1" draw:start-glue-point="2" draw:end-shape="id2" draw:end-glue-point="0" svg:d="M6750 4573l-1750 3827" svg:viewBox="0 0 1751 3828">
          <text:p/>
        </draw:connector>
        <draw:connector draw:style-name="gr9" draw:text-style-name="P8" draw:layer="layout" draw:type="line" svg:x1="16.773cm" svg:y1="4.573cm" svg:x2="7cm" svg:y2="8.762cm" draw:start-shape="id3" draw:start-glue-point="2" draw:end-shape="id2" draw:end-glue-point="1" svg:d="M16773 4573l-9773 4189" svg:viewBox="0 0 9774 4190">
          <text:p/>
        </draw:connector>
        <draw:frame draw:style-name="gr10" draw:text-style-name="P6" xml:id="id2" draw:id="id2" draw:layer="layout" svg:width="4cm" svg:height="0.725cm" svg:x="3cm" svg:y="8.4cm">
          <draw:text-box>
            <text:p text:style-name="P1"><text:span text:style-name="T3">Extruder Stack #1</text:span></text:p>
          </draw:text-box>
        </draw:frame>
        <draw:frame draw:style-name="gr10" draw:text-style-name="P6" draw:layer="layout" svg:width="4cm" svg:height="0.725cm" svg:x="15cm" svg:y="8.275cm">
          <draw:text-box>
            <text:p text:style-name="P1"><text:span text:style-name="T3">Extruder Stack #2</text:span></text:p>
          </draw:text-box>
        </draw:frame>
        <draw:connector draw:style-name="gr9" draw:text-style-name="P8" draw:layer="layout" draw:type="line" svg:x1="4.75cm" svg:y1="10cm" svg:x2="4.75cm" svg:y2="12.808cm" draw:start-shape="id4" draw:start-glue-point="2" draw:end-shape="id5" draw:end-glue-point="0" svg:d="M4750 10000v2808" svg:viewBox="0 0 1 2809">
          <text:p/>
        </draw:connector>
        <draw:connector draw:style-name="gr9" draw:text-style-name="P8" draw:layer="layout" draw:type="line" svg:x1="4.75cm" svg:y1="13.381cm" svg:x2="4.75cm" svg:y2="17.488cm" draw:start-shape="id5" draw:start-glue-point="2" draw:end-shape="id6" draw:end-glue-point="0" svg:d="M4750 13381v4107" svg:viewBox="0 0 1 4108">
          <text:p/>
        </draw:connector>
        <draw:connector draw:style-name="gr9" draw:text-style-name="P8" draw:layer="layout" draw:type="line" svg:x1="4.75cm" svg:y1="18.061cm" svg:x2="4.75cm" svg:y2="21.869cm" draw:start-shape="id6" draw:start-glue-point="2" draw:end-shape="id7" draw:end-glue-point="0" svg:d="M4750 18061v3808" svg:viewBox="0 0 1 3809">
          <text:p/>
        </draw:connector>
        <draw:connector draw:style-name="gr9" draw:text-style-name="P8" draw:layer="layout" draw:type="line" svg:x1="4.75cm" svg:y1="22.442cm" svg:x2="4.75cm" svg:y2="24.849cm" draw:start-shape="id7" draw:start-glue-point="2" draw:end-shape="id8" draw:end-glue-point="0" svg:d="M4750 22442v2407" svg:viewBox="0 0 1 2408">
          <text:p/>
        </draw:connector>
        <draw:connector draw:style-name="gr9" draw:text-style-name="P8" draw:layer="layout" draw:type="line" svg:x1="4.75cm" svg:y1="25.422cm" svg:x2="4.75cm" svg:y2="26.727cm" draw:start-shape="id8" draw:start-glue-point="2" draw:end-shape="id9" draw:end-glue-point="0" svg:d="M4750 25422v1305" svg:viewBox="0 0 1 1306">
          <text:p/>
        </draw:connector>
        <draw:frame draw:style-name="gr10" draw:text-style-name="P6" xml:id="id17" draw:id="id17" draw:layer="layout" svg:width="4cm" svg:height="0.725cm" svg:x="7.5cm" svg:y="30.7cm">
          <draw:text-box>
            <text:p text:style-name="P1"><text:span text:style-name="T3">Global Stack</text:span></text:p>
          </draw:text-box>
        </draw:frame>
        <draw:custom-shape draw:style-name="gr11" draw:text-style-name="P10" draw:layer="layout" svg:width="7cm" svg:height="2.5cm" svg:x="7.5cm" svg:y="9cm">
          <text:list text:style-name="L2">
            <text:list-item>
              <text:p text:style-name="P9"><text:span text:style-name="T4">Values which are manually entered by the user </text:span><text:span text:style-name="T1">are stored here.</text:span></text:p>
            </text:list-item>
            <text:list-item>
              <text:p text:style-name="P9"><text:span text:style-name="T1">Values are stored on disk between Cura</text:span></text:p>
            </text:list-item>
            <text:list-item>
              <text:p text:style-name="P9"><text:span text:style-name="T1">sessions in </text:span><text:span text:style-name="T5">$PROFILE/user/</text:span><text:span text:style-name="T1">.</text:span></text:p>
            </text:list-item>
            <text:list-item>
              <text:p text:style-name="P9"><text:span text:style-name="T1">Values are machine specific.</text:span></text:p>
            </text:list-item>
            <text:list-item>
              <text:p text:style-name="P9"><text:span text:style-name="T5">InstanceContainer.py</text:span><text:span text:style-name="T1">, type=???</text:span></text:p>
            </text:list-item>
          </text:list>
          <draw:enhanced-geometry svg:viewBox="0 0 21600 21600" draw:glue-points="10800 0 0 10800 10800 21600 21600 10800 ?f40 ?f41" draw:text-areas="0 0 21600 21600" draw:type="rectangular-callout" draw:modifiers="-1339.00871304099 5674.210315873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0" draw:layer="layout" svg:width="7cm" svg:height="4.5cm" svg:x="7.5cm" svg:y="12cm">
          <text:list text:style-name="L1">
            <text:list-item>
              <text:p text:style-name="P9"><text:span text:style-name="T1">User defined changes to a quality setting.</text:span></text:p>
            </text:list-item>
            <text:list-item>
              <text:p text:style-name="P9"><text:span text:style-name="T1">Must be explicitly created by the user; created by ‘moving’ the changes in the user container into a Quality changes container.</text:span></text:p>
            </text:list-item>
            <text:list-item>
              <text:p text:style-name="P9"><text:span text:style-name="T1">Metadata field “quality_type” names the “quality_type” as specified in the quality profile which this one is derived from.</text:span></text:p>
            </text:list-item>
            <text:list-item>
              <text:p text:style-name="P9"><text:span text:style-name="T1">Quality changes profiles are thus quality type and Machine specific e.g. “fast” or “normal”, but not material specific.</text:span></text:p>
            </text:list-item>
            <text:list-item>
              <text:p text:style-name="P9"><text:span text:style-name="T1">Stored in </text:span><text:span text:style-name="T5">$PROFILE/quality</text:span></text:p>
            </text:list-item>
            <text:list-item>
              <text:p text:style-name="P9"><text:span text:style-name="T5">InstanceContainer.py</text:span><text:span text:style-name="T1">, type=”quality_changes”</text:span></text:p>
            </text:list-item>
          </text:list>
          <draw:enhanced-geometry svg:viewBox="0 0 21600 21600" draw:glue-points="10800 0 0 10800 10800 21600 21600 10800 ?f40 ?f41" draw:text-areas="0 0 21600 21600" draw:type="rectangular-callout" draw:modifiers="-1015.05499214398 5389.202399466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10" draw:layer="layout" svg:width="7cm" svg:height="4cm" svg:x="7.5cm" svg:y="17cm">
          <text:list text:style-name="L1">
            <text:list-item>
              <text:p text:style-name="P9"><text:span text:style-name="T1">Quality settings are machine and material specific.</text:span></text:p>
            </text:list-item>
            <text:list-item>
              <text:p text:style-name="P9"><text:span text:style-name="T1">Read from </text:span><text:span text:style-name="T5">$CURA_SRC/resources/quality/*.cfg</text:span></text:p>
            </text:list-item>
            <text:list-item>
              <text:p text:style-name="P9"><text:span text:style-name="T1">Read-only</text:span></text:p>
            </text:list-item>
            <text:list-item>
              <text:p text:style-name="P9"><text:span text:style-name="T1">“</text:span><text:span text:style-name="T1">Profile” in the GUI.</text:span></text:p>
            </text:list-item>
            <text:list-item>
              <text:p text:style-name="P9"><text:span text:style-name="T1">Lists of available Quality profiles and Quality Changes are combined into one list for the user to choose from: see “quality*” in </text:span><text:span text:style-name="T5">ProfilesPage.xml</text:span></text:p>
            </text:list-item>
            <text:list-item>
              <text:p text:style-name="P9"><text:span text:style-name="T5">InstanceContainer.py</text:span><text:span text:style-name="T1">, type=”quality”</text:span></text:p>
            </text:list-item>
          </text:list>
          <draw:enhanced-geometry svg:viewBox="0 0 21600 21600" draw:glue-points="10800 0 0 10800 10800 21600 21600 10800 ?f40 ?f41" draw:text-areas="0 0 21600 21600" draw:mirror-horizontal="false" draw:mirror-vertical="false" draw:type="rectangular-callout" draw:modifiers="-1166.23339522925 4243.33916520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0" draw:layer="layout" svg:width="7cm" svg:height="2.5cm" svg:x="7.5cm" svg:y="21.5cm">
          <text:list text:style-name="L1">
            <text:list-item>
              <text:p text:style-name="P9"><text:span text:style-name="T1">Read from </text:span><text:span text:style-name="T5">$CURA_SRC/resources/materials/*.xml.fdm_material</text:span></text:p>
            </text:list-item>
            <text:list-item>
              <text:p text:style-name="P9"><text:span text:style-name="T1">XMLMaterialProfile duplicates itself for specified printers &amp; variants</text:span></text:p>
            </text:list-item>
            <text:list-item>
              <text:p text:style-name="P9"><text:span text:style-name="T5">XMLMaterialProfile.py</text:span><text:span text:style-name="T1">, type=”material”</text:span></text:p>
            </text:list-item>
          </text:list>
          <draw:enhanced-geometry svg:viewBox="0 0 21600 21600" draw:glue-points="10800 0 0 10800 10800 21600 21600 10800 ?f40 ?f41" draw:text-areas="0 0 21600 21600" draw:type="rectangular-callout" draw:modifiers="-1166.23339522925 4551.45941623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10" draw:layer="layout" svg:width="7cm" svg:height="0.999cm" svg:x="7.512cm" svg:y="24.501cm">
          <text:list text:style-name="L1">
            <text:list-item>
              <text:p text:style-name="P9"><text:span text:style-name="T1">Stored in </text:span><text:span text:style-name="T5">$PROFILE/variants/</text:span></text:p>
            </text:list-item>
            <text:list-item>
              <text:p text:style-name="P9"><text:span text:style-name="T5">InstanceContainer.py</text:span><text:span text:style-name="T1">, type=”variant”</text:span></text:p>
            </text:list-item>
          </text:list>
          <draw:enhanced-geometry svg:viewBox="0 0 21600 21600" draw:glue-points="10800 0 0 10800 10800 21600 21600 10800 ?f40 ?f41" draw:text-areas="0 0 21600 21600" draw:type="rectangular-callout" draw:modifiers="-1406.88473075275 5486.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10" draw:layer="layout" svg:width="7cm" svg:height="1.999cm" svg:x="7.485cm" svg:y="26.001cm">
          <text:list text:style-name="L1">
            <text:list-item>
              <text:p text:style-name="P9"><text:span text:style-name="T1">Specific properties of this extruder.</text:span></text:p>
            </text:list-item>
            <text:list-item>
              <text:p text:style-name="P9"><text:span text:style-name="T1">The machine definition refers to the required extruder definition in </text:span><text:span text:style-name="T5">$CURA_SRC/resources/extruders/*.json</text:span><text:span text:style-name="T1">.</text:span></text:p>
            </text:list-item>
            <text:list-item>
              <text:p text:style-name="P9"><text:span text:style-name="T5">DefinitionContainer.py</text:span></text:p>
            </text:list-item>
          </text:list>
          <draw:enhanced-geometry svg:viewBox="0 0 21600 21600" draw:glue-points="10800 0 0 10800 10800 21600 21600 10800 ?f40 ?f41" draw:text-areas="0 0 21600 21600" draw:type="rectangular-callout" draw:modifiers="-1391.45836309099 678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7" draw:text-style-name="P11" xml:id="id10" draw:id="id10" draw:layer="layout" svg:width="0.5cm" svg:height="17cm" svg:x="1.9cm" svg:y="8.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10" xml:id="id11" draw:id="id11" draw:layer="layout" svg:width="4cm" svg:height="1.999cm" svg:x="2.5cm" svg:y="29cm">
          <text:list text:style-name="L1">
            <text:list-item>
              <text:p text:style-name="P9"><text:span text:style-name="T1">“</text:span><text:span text:style-name="T1">Container Stack”</text:span></text:p>
            </text:list-item>
            <text:list-item>
              <text:p text:style-name="P9"><text:span text:style-name="T1">Stored in </text:span><text:span text:style-name="T5">$PROFILE/extruders/*.stack.cfg</text:span></text:p>
            </text:list-item>
            <text:list-item>
              <text:p text:style-name="P9"><text:span text:style-name="T5">ContainerStack.py</text:span></text:p>
            </text:list-item>
          </text:list>
          <draw:enhanced-geometry svg:viewBox="0 0 21600 21600" draw:glue-points="10800 0 0 10800 10800 21600 21600 10800 ?f40 ?f41" draw:text-areas="0 0 21600 21600" draw:type="rectangular-callout" draw:modifiers="-1236.29092726818 4708.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9" draw:text-style-name="P11" draw:layer="layout" draw:type="curve" svg:x1="1.9cm" svg:y1="17cm" svg:x2="2.5cm" svg:y2="30cm" draw:start-shape="id10" draw:start-glue-point="5" draw:end-shape="id11" draw:end-glue-point="5" svg:d="M1900 17000c-751 0-1051 13000 600 13000" svg:viewBox="0 0 1205 13001">
          <text:p/>
        </draw:connector>
        <draw:custom-shape draw:style-name="gr20" draw:text-style-name="P10" draw:layer="layout" svg:width="4cm" svg:height="1.5cm" svg:x="15cm" svg:y="11cm">
          <text:p text:style-name="P9"><text:span text:style-name="T1">There are n Extruder stacks</text:span></text:p>
          <text:p text:style-name="P9"><text:span text:style-name="T1">if and only if the machine has</text:span></text:p>
          <text:p text:style-name="P9"><text:span text:style-name="T1">⋝ </text:span><text:span text:style-name="T1">2 extruders, otherwise</text:span></text:p>
          <text:p text:style-name="P9"><text:span text:style-name="T1">there are zero.</text:span></text:p>
          <text:p text:style-name="P9"><text:span text:style-name="T1"/></text:p>
          <draw:enhanced-geometry svg:viewBox="0 0 21600 21600" draw:glue-points="10800 0 0 10800 10800 21600 21600 10800 ?f40 ?f41" draw:text-areas="0 0 21600 21600" draw:type="rectangular-callout" draw:modifiers="6035.69107723069 -7900.333111259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21" draw:text-style-name="P11" draw:layer="layout" draw:type="line" svg:x1="9.75cm" svg:y1="32.373cm" svg:x2="9.75cm" svg:y2="33.8cm" draw:start-shape="id12" draw:start-glue-point="2" draw:end-shape="id13" draw:end-glue-point="0" svg:d="M9750 32373v1427" svg:viewBox="0 0 1 1428">
          <text:p/>
        </draw:connector>
        <draw:connector draw:style-name="gr21" draw:text-style-name="P11" draw:layer="layout" draw:type="line" svg:x1="9.75cm" svg:y1="34.373cm" svg:x2="9.75cm" svg:y2="35.427cm" draw:start-shape="id13" draw:start-glue-point="2" draw:end-shape="id14" draw:end-glue-point="0" svg:d="M9750 34373v1054" svg:viewBox="0 0 1 1055">
          <text:p/>
        </draw:connector>
        <draw:connector draw:style-name="gr21" draw:text-style-name="P11" draw:layer="layout" draw:type="line" svg:x1="9.75cm" svg:y1="36cm" svg:x2="9.75cm" svg:y2="38cm" draw:start-shape="id14" draw:start-glue-point="2" draw:end-shape="id15" draw:end-glue-point="0" svg:d="M9750 36000v2000" svg:viewBox="0 0 1 2001">
          <text:p/>
        </draw:connector>
        <draw:connector draw:style-name="gr21" draw:text-style-name="P11" draw:layer="layout" draw:type="line" svg:x1="9.75cm" svg:y1="38.573cm" svg:x2="9.773cm" svg:y2="44.4cm" draw:start-shape="id15" draw:start-glue-point="2" draw:end-shape="id16" draw:end-glue-point="0" svg:d="M9750 38573l23 5827" svg:viewBox="0 0 24 5828">
          <text:p/>
        </draw:connector>
        <draw:custom-shape draw:style-name="gr22" draw:text-style-name="P10" draw:layer="layout" svg:width="7cm" svg:height="1.7cm" svg:x="12.5cm" svg:y="31.5cm">
          <text:list text:style-name="L1">
            <text:list-item>
              <text:p text:style-name="P9"><text:span text:style-name="T6">??? Which user changes land here? Anything which is</text:span></text:p>
            </text:list-item>
            <text:list-item>
              <text:p text:style-name="P9"><text:span text:style-name="T6">marked global? ???</text:span></text:p>
            </text:list-item>
            <text:list-item>
              <text:p text:style-name="P9"><text:span text:style-name="T5">InstanceContainer.py</text:span><text:span text:style-name="T1">, type=???</text:span></text:p>
            </text:list-item>
          </text:list>
          <draw:enhanced-geometry svg:viewBox="0 0 21600 21600" draw:glue-points="10800 0 0 10800 10800 21600 21600 10800 ?f40 ?f41" draw:text-areas="0 0 21600 21600" draw:type="rectangular-callout" draw:modifiers="-1422.31109841451 5701.58730158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0" draw:layer="layout" svg:width="7cm" svg:height="1.4cm" svg:x="12.5cm" svg:y="33.6cm">
          <text:list text:style-name="L1">
            <text:list-item>
              <text:p text:style-name="P9"><text:span text:style-name="T6">??? What is relationship between the Quality here</text:span></text:p>
              <text:p text:style-name="P9"><text:span text:style-name="T6"><text:s/></text:span><text:span text:style-name="T6">and the ones in the extruders? ???</text:span></text:p>
            </text:list-item>
            <text:list-item>
              <text:p text:style-name="P9"><text:span text:style-name="T5">InstanceContainer.py</text:span><text:span text:style-name="T1">, type=???</text:span></text:p>
            </text:list-item>
          </text:list>
          <draw:enhanced-geometry svg:viewBox="0 0 21600 21600" draw:glue-points="10800 0 0 10800 10800 21600 21600 10800 ?f40 ?f41" draw:text-areas="0 0 21600 21600" draw:type="rectangular-callout" draw:modifiers="-1422.31109841451 5473.233404710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0" draw:layer="layout" svg:width="7cm" svg:height="6.5cm" svg:x="12.5cm" svg:y="36.5cm">
          <text:list text:style-name="L1">
            <text:list-item>
              <text:p text:style-name="P9"><text:span text:style-name="T1">User defined variation of the values in the machine definition.</text:span></text:p>
            </text:list-item>
            <text:list-item>
              <text:p text:style-name="P9"><text:span text:style-name="T1">Only used for some machine types, e.g. Ultimaker</text:span></text:p>
            </text:list-item>
            <text:list-item>
              <text:p text:style-name="P9"><text:span text:style-name="T1">Original with heat bed. Many types don’t support any variants like this.</text:span></text:p>
            </text:list-item>
            <text:list-item>
              <text:p text:style-name="P9"><text:span text:style-name="T1">Stored in $PROFILE/variants/*.cfg</text:span></text:p>
            </text:list-item>
          </text:list>
          <text:p text:style-name="P9"><text:span text:style-name="T1"/></text:p>
          <text:p text:style-name="P9"><text:span text:style-name="T1">Or</text:span></text:p>
          <text:p text:style-name="P9"><text:span text:style-name="T1"/></text:p>
          <text:list text:continue-numbering="true" text:style-name="L1">
            <text:list-item>
              <text:p text:style-name="P9"><text:span text:style-name="T1">One of the variants from $CURA_SRC/variants/*.inst.cfg.</text:span></text:p>
            </text:list-item>
            <text:list-item>
              <text:p text:style-name="P9"><text:span text:style-name="T1">Variants are vary by nozzle size and are selected in the GUI with the Nozzle pulldown.</text:span></text:p>
            </text:list-item>
          </text:list>
          <text:p text:style-name="P9"><text:span text:style-name="T1"/></text:p>
          <text:list text:continue-numbering="true" text:style-name="L1">
            <text:list-item>
              <text:p text:style-name="P9"><text:span text:style-name="T6">??? What is relationship between these two scenarios above? ???</text:span></text:p>
            </text:list-item>
            <text:list-item>
              <text:p text:style-name="P9"><text:span text:style-name="T5">InstanceContainer.py</text:span><text:span text:style-name="T1">, type=???</text:span></text:p>
            </text:list-item>
          </text:list>
          <draw:enhanced-geometry svg:viewBox="0 0 21600 21600" draw:glue-points="10800 0 0 10800 10800 21600 21600 10800 ?f40 ?f41" draw:text-areas="0 0 21600 21600" draw:type="rectangular-callout" draw:modifiers="-1558.06313383802 6123.488694047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10" draw:layer="layout" svg:width="7cm" svg:height="1.4cm" svg:x="12.5cm" svg:y="44.4cm">
          <text:list text:style-name="L1">
            <text:list-item>
              <text:p text:style-name="P9"><text:span text:style-name="T6">??? What is relationship between the Quality here</text:span></text:p>
              <text:p text:style-name="P9"><text:span text:style-name="T6"><text:s/></text:span><text:span text:style-name="T6">and ones in the extruders? ???</text:span></text:p>
            </text:list-item>
            <text:list-item>
              <text:p text:style-name="P9"><text:span text:style-name="T5">InstanceContainer.py</text:span><text:span text:style-name="T1">, type=???</text:span></text:p>
            </text:list-item>
          </text:list>
          <draw:enhanced-geometry svg:viewBox="0 0 21600 21600" draw:glue-points="10800 0 0 10800 10800 21600 21600 10800 ?f40 ?f41" draw:text-areas="0 0 21600 21600" draw:type="rectangular-callout" draw:modifiers="-1422.31109841451 4455.674518201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5" draw:text-style-name="P12" draw:layer="layout" svg:width="17cm" svg:height="12.017cm" svg:x="2cm" svg:y="46cm">
          <draw:text-box>
            <text:p text:style-name="P1"><text:span text:style-name="T7">Setting </text:span><text:span text:style-name="T8">Properties</text:span></text:p>
            <text:p text:style-name="P1"><text:span text:style-name="T1"/></text:p>
            <text:p text:style-name="P1"><text:span text:style-name="T4">The definition of each setting is specified by a number of properties. The internal name of the setting is determined by the key using the JSON file to store the properties JSON object.</text:span></text:p>
            <text:p text:style-name="P1"><text:span text:style-name="T1"/></text:p>
            <text:list text:style-name="L2">
              <text:list-item>
                <text:p text:style-name="P1"><text:span text:style-name="T9">label</text:span><text:span text:style-name="T4"> - (String) Human readable name of this setting</text:span></text:p>
              </text:list-item>
              <text:list-item>
                <text:p text:style-name="P1"><text:span text:style-name="T9">description</text:span><text:span text:style-name="T4"> - (String) Longer description of the setting</text:span></text:p>
              </text:list-item>
              <text:list-item>
                <text:p text:style-name="P1"><text:span text:style-name="T10">type</text:span><text:span text:style-name="T1"> - (String) The datatype of the setting. One of “bool”, “str”, “float”, “int”, “polygon”, “enum”</text:span></text:p>
              </text:list-item>
            </text:list>
            <text:list text:style-name="L1">
              <text:list-item>
                <text:p text:style-name="P1"><text:span text:style-name="T9">options</text:span><text:span text:style-name="T4"> - (Optional JSON key/value object, string:string) This JSON object is needed when type=enum. It specifies the values and names of the enumeration.</text:span></text:p>
              </text:list-item>
            </text:list>
            <text:list text:style-name="L2">
              <text:list-item>
                <text:p text:style-name="P1"><text:span text:style-name="T9">unit</text:span><text:span text:style-name="T4"> - (Optional string) String containing the measurement units for this settings for display in the UI only. e.g. "°C/s", "s", "mm/s"</text:span></text:p>
              </text:list-item>
              <text:list-item>
                <text:p text:style-name="P1"><text:span text:style-name="T9">value</text:span><text:span text:style-name="T4"> - (Optional string) A Python expression which computes the value for this setting.</text:span></text:p>
              </text:list-item>
              <text:list-item>
                <text:p text:style-name="P1"><text:span text:style-name="T9">default_value</text:span><text:span text:style-name="T4"> - The default value for this setting. JSON data type should match the one specified in the “type” field. This value is used if “value” and “resolve” are absent.</text:span></text:p>
              </text:list-item>
              <text:list-item>
                <text:p text:style-name="P1"><text:span text:style-name="T9">resolve</text:span><text:span text:style-name="T4"> - (Optional string) An expression which is used to determine the value of this setting when it is in the global stack and multiple extruders are being used. The expression typically computes a final value based on the values specified in the extruder stacks. </text:span><text:span text:style-name="T11">FIXME: should be merged with the value. Only used if extruder count &gt; 1.</text:span></text:p>
              </text:list-item>
              <text:list-item>
                <text:p text:style-name="P1"><text:span text:style-name="T9">enabled</text:span><text:span text:style-name="T4"> - (Optional string or boolean) A Python expression or JSON boolean. If it evaluates to true then this setting is enabled.</text:span></text:p>
              </text:list-item>
              <text:list-item>
                <text:p text:style-name="P1"><text:span text:style-name="T9">minimum_value</text:span><text:span text:style-name="T4"> - (Optional) The minimum acceptable value for this setting. This may also be a Python expression which evaluates to an int or float depending on the setting type.</text:span></text:p>
              </text:list-item>
              <text:list-item>
                <text:p text:style-name="P1"><text:span text:style-name="T9">minimum_value_warning</text:span><text:span text:style-name="T4"> - (Optional) The threshold under which a warning is displayed to the user. This may also be a Python expression which evaluates to an int or float depending on the setting type.</text:span></text:p>
              </text:list-item>
              <text:list-item>
                <text:p text:style-name="P1"><text:span text:style-name="T9">maximum_value</text:span><text:span text:style-name="T4"> - (Optional) The maximum acceptable value for this setting. This may also be a Python expression which evaluates to an int or float depending on the setting type.</text:span></text:p>
              </text:list-item>
              <text:list-item>
                <text:p text:style-name="P1"><text:span text:style-name="T9">maximum_value_warning </text:span><text:span text:style-name="T4">- (Optional) The threshold above which a warning is displayed to the user. This may also be a Python expression which evaluates to an int or float depending on the setting type.</text:span></text:p>
              </text:list-item>
              <text:list-item>
                <text:p text:style-name="P1"><text:span text:style-name="T9">settable_globally</text:span><text:span text:style-name="T4"> - (Optional) Unused in Cura, might be used in CuraEngine.</text:span></text:p>
              </text:list-item>
              <text:list-item>
                <text:p text:style-name="P1"><text:span text:style-name="T9">settable_per_mesh</text:span><text:span text:style-name="T4"> - (Optional, boolean) Set to true if this setting may be set per object.</text:span></text:p>
              </text:list-item>
              <text:list-item>
                <text:p text:style-name="P1"><text:span text:style-name="T9">settable_per_extruder</text:span><text:span text:style-name="T4"> - (Optional, boolean) True if this setting may be set in an extruder stack.</text:span></text:p>
              </text:list-item>
              <text:list-item>
                <text:p text:style-name="P1"><text:span text:style-name="T10">settable_per_meshgroup</text:span><text:span text:style-name="T1"> - (Optional, boolean) Unused in Cura</text:span></text:p>
              </text:list-item>
              <text:list-item>
                <text:p text:style-name="P1"><text:span text:style-name="T9">comments</text:span><text:span text:style-name="T4"> - (Optional string) Extra human readable comments about this setting.</text:span></text:p>
              </text:list-item>
              <text:list-item>
                <text:p text:style-name="P1"><text:span text:style-name="T9">limit_to_extruder</text:span><text:span text:style-name="T4"> - (Optional string) An expression which evaluates to the index of the extruder where this setting should be stored. Commonly used for support related settings. (Note: This doesn’t touch the global stack!)</text:span></text:p>
              </text:list-item>
              <text:list-item>
                <text:p text:style-name="P1"><text:span text:style-name="T10">children</text:span><text:span text:style-name="T1"> - An object </text:span><text:span text:style-name="T4">containing</text:span><text:span text:style-name="T1"> nested child settings.</text:span></text:p>
                <text:p text:style-name="P1"><text:span text:style-name="T1"/></text:p>
              </text:list-item>
            </text:list>
          </draw:text-box>
        </draw:frame>
        <draw:custom-shape draw:style-name="gr26" draw:text-style-name="P13" draw:layer="layout" svg:width="0.5cm" svg:height="13.5cm" svg:x="6.5cm" svg:y="3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onnector draw:style-name="gr21" draw:text-style-name="P13" draw:layer="layout" draw:type="line" svg:x1="4.75cm" svg:y1="27.3cm" svg:x2="9.5cm" svg:y2="30.7cm" draw:start-shape="id9" draw:start-glue-point="2" draw:end-shape="id17" draw:end-glue-point="0" svg:d="M4750 27300l4750 3400" svg:viewBox="0 0 4751 3401">
          <text:p/>
        </draw:connector>
        <draw:custom-shape draw:style-name="gr27" draw:text-style-name="P10" draw:layer="layout" svg:width="4cm" svg:height="7cm" svg:x="2cm" svg:y="36cm">
          <text:list text:style-name="L1">
            <text:list-item>
              <text:p text:style-name="P9"><text:span text:style-name="T1">“</text:span><text:span text:style-name="T1">Container Stack”</text:span></text:p>
            </text:list-item>
            <text:list-item>
              <text:p text:style-name="P9"><text:span text:style-name="T1">Stored in </text:span><text:span text:style-name="T5">$PROFILE/machine_instances/*.stack.cfg</text:span></text:p>
            </text:list-item>
            <text:list-item>
              <text:p text:style-name="P9"><text:span text:style-name="T5">ContainerStack.py</text:span></text:p>
            </text:list-item>
            <text:list-item>
              <text:p text:style-name="P9"><text:span text:style-name="T1">MachineManager tracks the currently selected machine and its parts.</text:span></text:p>
            </text:list-item>
            <text:list-item>
              <text:p text:style-name="P9"><text:span text:style-name="T1">Use ExtruderManager’s </text:span><text:span text:style-name="T5">getExtruderStack()</text:span><text:span text:style-name="T1"> method to go from the global stack to the extruder stacks.</text:span></text:p>
            </text:list-item>
            <text:list-item>
              <text:p text:style-name="P9"><text:span text:style-name="T6">??? How is the global stack linked to its extruder stacks on disk? ???</text:span></text:p>
            </text:list-item>
          </text:list>
          <draw:enhanced-geometry svg:viewBox="0 0 21600 21600" draw:glue-points="10800 0 0 10800 10800 21600 21600 10800 ?f40 ?f41" draw:text-areas="0 0 21600 21600" draw:type="rectangular-callout" draw:modifiers="23009.0477380655 6818.454506499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 style:family="graphic" style:parent-style-name="standard">
      <style:paragraph-properties style:writing-mode="lr-tb"/>
      <style:text-properties style:font-name="Courier New1" fo:font-family="'Courier New'" style:font-style-name="Regular" style:font-family-generic="modern" style:font-pitch="fixed"/>
    </style:style>
  </office:styles>
  <office:automatic-styles>
    <style:page-layout style:name="PM0">
      <style:page-layout-properties fo:margin-top="1cm" fo:margin-bottom="1cm" fo:margin-left="1cm" fo:margin-right="1cm" fo:page-width="21cm" fo:page-height="59.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26T11:42:48.244000000</meta:creation-date>
    <meta:generator>LibreOffice/5.2.2.2$Windows_x86 LibreOffice_project/8f96e87c890bf8fa77463cd4b640a2312823f3ad</meta:generator>
    <dc:date>2016-11-01T14:04:32.268000000</dc:date>
    <meta:editing-duration>PT42M1S</meta:editing-duration>
    <meta:editing-cycles>11</meta:editing-cycles>
    <meta:document-statistic meta:object-count="51"/>
  </office:meta>
</office:document-meta>
</file>